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600000127D183FE78D6A46B18.png" manifest:media-type="image/png"/>
  <manifest:file-entry manifest:full-path="Pictures/10000000000001E8000002B54D37035CFE68B320.png" manifest:media-type="image/png"/>
  <manifest:file-entry manifest:full-path="Pictures/10000000000001EC000002B55ED7A12040D3ABBF.png" manifest:media-type="image/png"/>
  <manifest:file-entry manifest:full-path="Pictures/10000000000001CB0000012EA96F4B2189C2907C.png" manifest:media-type="image/png"/>
  <manifest:file-entry manifest:full-path="Pictures/10000000000001E2000002A94B66B84237A0DFCA.png" manifest:media-type="image/png"/>
  <manifest:file-entry manifest:full-path="Pictures/10000000000001CB000001380CC2A0DD591F195F.png" manifest:media-type="image/png"/>
  <manifest:file-entry manifest:full-path="Pictures/10000000000001E8000002ACC325CE2E5EF94343.png" manifest:media-type="image/png"/>
  <manifest:file-entry manifest:full-path="Pictures/10000000000001EC000002AE16FD7BC4D97FF087.png" manifest:media-type="image/png"/>
  <manifest:file-entry manifest:full-path="Pictures/10000000000001CA000001288EB553A01DA7E027.png" manifest:media-type="image/png"/>
  <manifest:file-entry manifest:full-path="Pictures/10000000000001E7000002B3262B7208160B90B2.png" manifest:media-type="image/png"/>
  <manifest:file-entry manifest:full-path="Pictures/10000000000001E8000002B1795977FED655ABA7.png" manifest:media-type="image/png"/>
  <manifest:file-entry manifest:full-path="Pictures/10000000000001EB000002B3A7479E8D30A77838.png" manifest:media-type="image/png"/>
  <manifest:file-entry manifest:full-path="Pictures/10000000000001B90000012C5E39059C0BD51528.png" manifest:media-type="image/png"/>
  <manifest:file-entry manifest:full-path="Pictures/10000000000001E8000002B201DDF0BF950F60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2cm"/>
    </style:style>
    <style:style style:name="gr8" style:family="graphic" style:parent-style-name="standard">
      <style:graphic-properties svg:stroke-color="#ff3333" draw:fill="none" draw:fill-color="#ff6600" draw:opacity="0%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51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6600" draw:opacity="0%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84cm" svg:height="18.282cm" svg:x="2.102cm" svg:y="1.419cm">
          <draw:image xlink:href="Pictures/10000000000001E7000002B3262B7208160B90B2.png" xlink:type="simple" xlink:show="embed" xlink:actuate="onLoad">
            <text:p/>
          </draw:image>
        </draw:frame>
        <draw:frame draw:style-name="gr2" draw:text-style-name="P2" draw:layer="layout" svg:width="4.05cm" svg:height="0.962cm" svg:x="12.7cm" svg:y="0.562cm">
          <draw:text-box>
            <text:p><text:span text:style-name="T1">MaxIter = 20</text:span></text:p>
          </draw:text-box>
        </draw:frame>
        <draw:frame draw:style-name="gr1" draw:text-style-name="P1" draw:layer="layout" svg:width="12.911cm" svg:height="18.097cm" svg:x="14.478cm" svg:y="1.704cm">
          <draw:image xlink:href="Pictures/10000000000001E8000002ACC325CE2E5EF943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752cm" svg:height="18.017cm" svg:x="14.68cm" svg:y="1.487cm">
          <draw:image xlink:href="Pictures/10000000000001E2000002A94B66B84237A0DFCA.png" xlink:type="simple" xlink:show="embed" xlink:actuate="onLoad">
            <text:p/>
          </draw:image>
        </draw:frame>
        <draw:frame draw:style-name="gr4" draw:text-style-name="P2" draw:layer="layout" svg:width="8.905cm" svg:height="0.962cm" svg:x="3.287cm" svg:y="0.254cm">
          <draw:text-box>
            <text:p><text:span text:style-name="T1">MaxIter = 10, avg dt = 0.5 sec</text:span></text:p>
          </draw:text-box>
        </draw:frame>
        <draw:frame draw:style-name="gr5" draw:text-style-name="P2" draw:layer="layout" svg:width="9.853cm" svg:height="0.962cm" svg:x="16.817cm" svg:y="0.308cm">
          <draw:text-box>
            <text:p><text:span text:style-name="T1">MaxIter = 2000 (avg dt = 1.1 sec)</text:span></text:p>
          </draw:text-box>
        </draw:frame>
        <draw:frame draw:style-name="gr1" draw:text-style-name="P1" draw:layer="layout" svg:width="13.017cm" svg:height="18.149cm" svg:x="0.953cm" svg:y="1.409cm">
          <draw:image xlink:href="Pictures/10000000000001EC000002AE16FD7BC4D97FF0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5" draw:layer="layout" svg:width="3.884cm" svg:height="0.962cm" svg:x="11.43cm" svg:y="9.398cm">
          <draw:text-box>
            <text:p>Extra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117cm" svg:height="7.831cm" svg:x="2.107cm" svg:y="6.647cm">
          <draw:image xlink:href="Pictures/10000000000001CA000001288EB553A01DA7E027.png" xlink:type="simple" xlink:show="embed" xlink:actuate="onLoad">
            <text:p/>
          </draw:image>
        </draw:frame>
        <draw:frame draw:style-name="gr1" draw:text-style-name="P1" draw:layer="layout" svg:width="12.99cm" svg:height="18.282cm" svg:x="14.224cm" svg:y="1.27cm">
          <draw:image xlink:href="Pictures/10000000000001EB000002B3A7479E8D30A77838.png" xlink:type="simple" xlink:show="embed" xlink:actuate="onLoad">
            <text:p/>
          </draw:image>
        </draw:frame>
        <draw:frame draw:style-name="gr7" draw:text-style-name="P2" draw:layer="layout" svg:width="4.752cm" svg:height="0.962cm" svg:x="2.106cm" svg:y="5.08cm">
          <draw:text-box>
            <text:p><text:span text:style-name="T1">MaxIter = 5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2.911cm" svg:height="18.229cm" svg:x="14.224cm" svg:y="1.27cm">
          <draw:image xlink:href="Pictures/10000000000001E8000002B1795977FED655ABA7.png" xlink:type="simple" xlink:show="embed" xlink:actuate="onLoad">
            <text:p/>
          </draw:image>
        </draw:frame>
        <draw:frame draw:style-name="gr1" draw:text-style-name="P1" draw:layer="layout" svg:width="11.667cm" svg:height="7.937cm" svg:x="1.778cm" svg:y="5.017cm">
          <draw:image xlink:href="Pictures/10000000000001B90000012C5E39059C0BD51528.png" xlink:type="simple" xlink:show="embed" xlink:actuate="onLoad">
            <text:p/>
          </draw:image>
        </draw:frame>
        <draw:custom-shape draw:style-name="gr8" draw:text-style-name="P6" draw:layer="layout" svg:width="1.016cm" svg:height="1.016cm" svg:x="4.06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05cm" svg:height="0.962cm" svg:x="2.032cm" svg:y="3.556cm">
          <draw:text-box>
            <text:p>MaxIter = 20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5" draw:layer="layout" svg:width="11.43cm" svg:height="8.783cm" svg:x="2.794cm" svg:y="4.318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12.143cm" svg:height="8.254cm" svg:x="1.827cm" svg:y="5.08cm">
          <draw:image xlink:href="Pictures/10000000000001CB000001380CC2A0DD591F195F.png" xlink:type="simple" xlink:show="embed" xlink:actuate="onLoad">
            <text:p/>
          </draw:image>
        </draw:frame>
        <draw:frame draw:style-name="gr1" draw:text-style-name="P1" draw:layer="layout" svg:width="12.911cm" svg:height="18.255cm" svg:x="14.224cm" svg:y="1.27cm">
          <draw:image xlink:href="Pictures/10000000000001E8000002B201DDF0BF950F6007.png" xlink:type="simple" xlink:show="embed" xlink:actuate="onLoad">
            <text:p/>
          </draw:image>
        </draw:frame>
        <draw:custom-shape draw:style-name="gr8" draw:text-style-name="P6" draw:layer="layout" svg:width="1.016cm" svg:height="1.016cm" svg:x="4.31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05cm" svg:height="0.962cm" svg:x="2.032cm" svg:y="3.556cm">
          <draw:text-box>
            <text:p>MaxIter = 20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2.143cm" svg:height="7.989cm" svg:x="2.032cm" svg:y="5.727cm">
          <draw:image xlink:href="Pictures/10000000000001CB0000012EA96F4B2189C2907C.png" xlink:type="simple" xlink:show="embed" xlink:actuate="onLoad">
            <text:p/>
          </draw:image>
        </draw:frame>
        <draw:custom-shape draw:style-name="gr8" draw:text-style-name="P6" draw:layer="layout" svg:width="1.016cm" svg:height="1.016cm" svg:x="5.33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017cm" svg:height="18.335cm" svg:x="14.224cm" svg:y="1.27cm">
          <draw:image xlink:href="Pictures/10000000000001EC000002B55ED7A12040D3ABBF.png" xlink:type="simple" xlink:show="embed" xlink:actuate="onLoad">
            <text:p/>
          </draw:image>
        </draw:frame>
        <draw:frame draw:style-name="gr2" draw:text-style-name="P5" draw:layer="layout" svg:width="4.05cm" svg:height="0.962cm" svg:x="2.032cm" svg:y="3.556cm">
          <draw:text-box>
            <text:p>MaxIter = 20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2.911cm" svg:height="18.335cm" svg:x="14.224cm" svg:y="1.27cm">
          <draw:image xlink:href="Pictures/10000000000001E8000002B54D37035CFE68B320.png" xlink:type="simple" xlink:show="embed" xlink:actuate="onLoad">
            <text:p/>
          </draw:image>
        </draw:frame>
        <draw:frame draw:style-name="gr1" draw:text-style-name="P1" draw:layer="layout" svg:width="11.588cm" svg:height="7.804cm" svg:x="2.286cm" svg:y="5.912cm">
          <draw:image xlink:href="Pictures/10000000000001B600000127D183FE78D6A46B18.png" xlink:type="simple" xlink:show="embed" xlink:actuate="onLoad">
            <text:p/>
          </draw:image>
        </draw:frame>
        <draw:custom-shape draw:style-name="gr8" draw:text-style-name="P6" draw:layer="layout" svg:width="1.016cm" svg:height="1.016cm" svg:x="5.135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05cm" svg:height="0.962cm" svg:x="2.032cm" svg:y="3.556cm">
          <draw:text-box>
            <text:p>MaxIter = 20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" draw:text-style-name="P7" draw:layer="layout" svg:width="8.016cm" svg:height="1.276cm" svg:x="9.764cm" svg:y="8.63cm">
          <draw:text-box>
            <text:p><text:span text:style-name="T2">Multiple Obstac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08:51.243550554</meta:creation-date>
    <dc:date>2018-05-18T10:37:34.497166863</dc:date>
    <meta:editing-duration>PT2H33S</meta:editing-duration>
    <meta:editing-cycles>8</meta:editing-cycles>
    <meta:generator>LibreOffice/5.1.6.2$Linux_X86_64 LibreOffice_project/10m0$Build-2</meta:generator>
    <meta:document-statistic meta:object-count="70"/>
  </office:meta>
</office:document-meta>
</file>